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ucida Grande" svg:font-family="'Lucida Grande', 'Trebuchet MS', Helvetica, Arial, sans-serif"/>
    <style:font-face style:name="Mangal1" svg:font-family="Mangal"/>
    <style:font-face style:name="Tahoma" svg:font-family="Tahoma, Genev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696c78" style:font-name="Helvetica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043in" loext:contextual-spacing="false" fo:orphans="2" fo:widows="2" fo:padding="0in" fo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696c78" style:font-name="Helvetica" fo:font-size="9.75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3" style:family="text">
      <style:text-properties fo:font-variant="normal" fo:text-transform="none" fo:color="#2a2a2a" style:font-name="Tahoma" fo:font-size="10.5pt" fo:letter-spacing="normal" fo:font-style="normal" fo:font-weight="normal"/>
    </style:style>
    <style:style style:name="T4" style:family="text">
      <style:text-properties fo:font-variant="normal" fo:text-transform="none" fo:color="#2a2a2a" style:font-name="Tahoma" fo:font-size="10.5pt" fo:letter-spacing="normal" fo:font-style="normal" fo:font-weight="normal" fo:background-color="#f9f9f5" loext:char-shading-value="0" loext:padding="0in" loext:border="none"/>
    </style:style>
    <style:style style:name="T5" style:family="text">
      <style:text-properties fo:font-variant="normal" fo:text-transform="none" fo:color="#2a2a2a" fo:letter-spacing="normal"/>
    </style:style>
    <style:style style:name="T6" style:family="text">
      <style:text-properties fo:font-variant="normal" fo:text-transform="none" fo:color="#2062b3" style:font-name="inherit" fo:font-size="10.5pt" fo:letter-spacing="normal" fo:font-style="normal" style:text-underline-style="solid" style:text-underline-width="auto" style:text-underline-color="font-color" fo:font-weight="bold" fo:background-color="#dedccd" loext:char-shading-value="0" loext:padding="0in" loext:border="none"/>
    </style:style>
    <style:style style:name="T7" style:family="text">
      <style:text-properties fo:font-variant="normal" fo:text-transform="none" fo:letter-spacing="normal" fo:background-color="#f5f5eb" loext:char-shading-value="0" loext:padding="0in" loext:border="none"/>
    </style:style>
    <style:style style:name="T8" style:family="text">
      <style:text-properties fo:font-variant="normal" fo:text-transform="none" style:font-name="Tahoma" fo:font-size="10.5pt" fo:letter-spacing="normal" fo:font-style="normal" fo:font-weight="normal" fo:background-color="#f5f5eb" loext:char-shading-value="0" loext:padding="0in" loext:border="none"/>
    </style:style>
    <style:style style:name="T9" style:family="text">
      <style:text-properties fo:color="#2a2a2a" style:font-name="Tahoma" fo:font-size="10.5pt" style:text-underline-style="solid" style:text-underline-width="auto" style:text-underline-color="font-color"/>
    </style:style>
    <style:style style:name="T10" style:family="text">
      <style:text-properties fo:color="#2a2a2a" style:font-name="Tahoma" fo:font-size="10.5pt" style:text-underline-style="solid" style:text-underline-width="auto" style:text-underline-color="font-color" fo:background-color="#f9f9f5" loext:char-shading-value="0" loext:padding="0in" loext:border="none"/>
    </style:style>
    <style:style style:name="T11" style:family="text">
      <style:text-properties fo:color="#4b5c77" style:font-name="Lucida Grande" fo:font-size="10.5pt" style:text-underline-style="solid" style:text-underline-width="auto" style:text-underline-color="font-color"/>
    </style:style>
    <style:style style:name="T12" style:family="text">
      <style:text-properties fo:color="#4b5c77" style:text-underline-style="solid" style:text-underline-width="auto" style:text-underline-color="font-color"/>
    </style:style>
    <style:style style:name="T13" style:family="text">
      <style:text-properties style:font-name="Lucida Grande" fo:font-size="10.5pt" style:text-underline-style="solid" style:text-underline-width="auto" style:text-underline-color="font-color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Added to the increase in hourly wages requested last July, the railroad employees are now seeking an expanded program of retirement benefits</text:span><text:span text:style-name="T9">.</text:span><text:span text:style-name="T1"><text:line-break/><text:line-break/><text:line-break/></text:span><text:span text:style-name="T9">(A) Added to the increase in hourly wages requested last July, the railroad employees are now seeking an expanded program of retirement benefits.</text:span><text:span text:style-name="T1"><text:line-break/><text:line-break/></text:span><text:span text:style-name="T9">(B) Added to the increase in hourly wages which had been requested last July, the employees of the railroad are now seeking an expanded program of retirement benefits.</text:span><text:span text:style-name="T1"><text:line-break/><text:line-break/></text:span><text:span text:style-name="T9">(C) The railroad employees are now seeking an expanded program of retirement benefits added to the increase in hourly wages that were requested last July.</text:span><text:span text:style-name="T1"><text:line-break/><text:line-break/></text:span><text:span text:style-name="T9">(D) In addition to the increase in hourly wages that were requested last July, the railroad employees are now seeking an expanded program of retirement benefits.</text:span><text:span text:style-name="T1"><text:line-break/><text:line-break/></text:span><text:span text:style-name="T9">(E) In addition to the increase in hourly wages requested last July, the employees of the railroad are now seeking an expanded program of retirement benefits.</text:span></text:p>
      <text:p text:style-name="P3"><text:a xlink:type="simple" xlink:href="javascript:void(0)" text:style-name="Internet_20_link" text:visited-style-name="Visited_20_Internet_20_Link"><text:span text:style-name="T6">Spoiler: OA</text:span></text:a></text:p>
      <text:p text:style-name="P1"><text:span text:style-name="T1"/></text:p>
      <text:p text:style-name="P1"><text:span text:style-name="T1"/></text:p>
      <text:p text:style-name="P1"><text:span text:style-name="T11">57. Added to the increase in hourly wages requested last July, the railroad employees are now seeking an expanded program of retirement benefits.</text:span><text:span text:style-name="T1"><text:line-break/></text:span><text:span text:style-name="T11">(A)</text:span><text:span text:style-name="T2"> </text:span><text:span text:style-name="T13">Added to the increase in hourly wages requested last July,</text:span><text:span text:style-name="T12"> </text:span><text:span text:style-name="T11">the railroad employees are now seeking an expanded program of retirement benefits. - </text:span><text:span text:style-name="T13">incorrect modifier</text:span><text:span text:style-name="T1"><text:line-break/></text:span><text:span text:style-name="T11">(B) </text:span><text:span text:style-name="T13">Added to the increase in hourly wages which had been requested last July,</text:span><text:span text:style-name="T12"> </text:span><text:span text:style-name="T11">the employees of the railroad are now seeking an expanded program of retirement benefits. - </text:span><text:span text:style-name="T13">incorrect modifier</text:span><text:span text:style-name="T1"><text:line-break/></text:span><text:span text:style-name="T11">(C) The railroad employees are now</text:span><text:span text:style-name="T2"> </text:span><text:span text:style-name="T13">seeking an expanded program of retirement benefits added to the increase</text:span><text:span text:style-name="T12"> </text:span><text:span text:style-name="T11">in hourly wages that were requested last July. </text:span><text:span text:style-name="T13">- awkward</text:span><text:span text:style-name="T1"><text:line-break/></text:span><text:span text:style-name="T11">(D) In addition to the increase in hourly wages that</text:span><text:span text:style-name="T2"> </text:span><text:span text:style-name="T13">were</text:span><text:span text:style-name="T12"> </text:span><text:span text:style-name="T11">requested last July, the railroad employees are now seeking an expanded program of retirement benefits. </text:span><text:span text:style-name="T13">were is incorrect as it is referring to the singular 'increase'</text:span><text:span text:style-name="T12"> </text:span><text:span text:style-name="T1"><text:line-break/></text:span><text:span text:style-name="T11">(E) In addition to the increase in hourly wages requested last July, the employees of the railroad are now seeking an expanded program of retirement benefits- </text:span><text:span text:style-name="T13">correct</text:span><text:span text:style-name="T1"> </text:span></text:p>
      <text:list xml:id="list4271870533" text:style-name="L1">
        <text:list-header>
          <text:p text:style-name="P2"/>
        </text:list-header>
      </text:list>
      <text:p text:style-name="Standard"/>
      <text:p text:style-name="Standard"/>
      <text:p text:style-name="P3"><text:span text:style-name="T4">After Queen Isabella asked Admiral Columbus to describe the island of Hispaniola (now Haiti), which was newly discovered, he had reached </text:span><text:span text:style-name="T3">for a sheet of paper, crumpled it, and said, “It looks like that—beyond the mountains, more mountains.”</text:span><text:line-break/><text:line-break/><text:line-break/><text:span text:style-name="T3">(A) After Queen Isabella asked Admiral Columbus to describe the island of Hispaniola (now Haiti), which was newly discovered, he had reached</text:span><text:line-break/><text:line-break/><text:span text:style-name="T3">(B) On being asked to describe the new discovery of the island of Hispaniola (now Haiti) by Queen Isabella, Admiral Columbus, reaching</text:span><text:line-break/><text:line-break/><text:span text:style-name="T3">(C) Queen Isabella asked Admiral Columbus to describe the newly discovered island of Hispaniola (now </text:span><text:soft-page-break/><text:span text:style-name="T3">Haiti), then he reached</text:span><text:line-break/><text:line-break/><text:span text:style-name="T3">(D) When asked by Queen Isabella to describe the newly discovered island of Hispaniola (now Haiti), Admiral Columbus reached</text:span><text:line-break/><text:line-break/><text:span text:style-name="T3">(E) After Queen Isabella had asked Admiral Columbus to describe the discovery of the island of Hispaniola (now Haiti), he had reached</text:span> </text:p>
      <text:p text:style-name="P3"/>
      <text:p text:style-name="P3"/>
      <text:p text:style-name="P3"/>
      <text:p text:style-name="P3"><text:span text:style-name="T3">(A) After Queen Isabella asked Admiral Columbus to describe the island of Hispaniola (now Haiti), which was newly discovered, he had reached -----</text:span><text:span text:style-name="T8">the past perfect for a later event is improper, while an earlier event is tensed in simple past. Tense error as many have pointed out. </text:span><text:line-break/><text:line-break/><text:span text:style-name="T3">(B) On being asked to describe the new discovery of the island of Hispaniola (now Haiti) by Queen Isabella, Admiral Columbus, reaching ----</text:span><text:span text:style-name="T8">Who discovered Hispaniola; the choice suggests that the queen discovered it ---out for changing the original meaning. </text:span><text:line-break/><text:line-break/><text:span text:style-name="T3">(C) Queen Isabella asked Admiral Columbus to describe the newly discovered island of Hispaniola (now Haiti), then he reached --- </text:span><text:span text:style-name="T8">This is a run on. </text:span><text:line-break/><text:line-break/><text:span text:style-name="T3">(D) When asked by Queen Isabella to describe the newly discovered island of Hispaniola (now Haiti), Admiral Columbus reached ---</text:span><text:span text:style-name="T7"> </text:span><text:span text:style-name="T8">All these phenomena are happening simultaneously, So the use of when and the simple past tense for all the events is appropriate. </text:span><text:line-break/><text:line-break/><text:span text:style-name="T3">(E) After Queen Isabella had asked Admiral Columbus to describe the discovery of the island of Hispaniola (now Haiti), he had reached --- </text:span><text:span text:style-name="T8">use of 'had' to tense both an<text:line-break/>earlier and a later event is improper </text:span><text:line-break/><text:line-break/><text:span text:style-name="T8">So now, we might see, why D is the correct choice.</text:span><text:span text:style-name="T5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ucida Grande" svg:font-family="'Lucida Grande', 'Trebuchet MS', Helvetica, Arial, sans-serif"/>
    <style:font-face style:name="Mangal1" svg:font-family="Mangal"/>
    <style:font-face style:name="Tahoma" svg:font-family="Tahoma, Genev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7:37:31.982000000</meta:creation-date>
    <dc:date>2019-01-08T17:53:16.054000000</dc:date>
    <meta:editing-duration>PT5M33S</meta:editing-duration>
    <meta:editing-cycles>1</meta:editing-cycles>
    <meta:document-statistic meta:table-count="0" meta:image-count="0" meta:object-count="0" meta:page-count="2" meta:paragraph-count="6" meta:word-count="671" meta:character-count="4129" meta:non-whitespace-character-count="3441"/>
    <meta:generator>LibreOffice/6.1.2.1$Windows_x86 LibreOffice_project/65905a128db06ba48db947242809d14d3f9a93fe</meta:generator>
  </office:meta>
</office:document-meta>
</file>